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216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9.5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KPI Li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Name of the KPI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inimum range</text:p>
          </table:table-cell>
          <table:table-cell table:style-name="ce1" office:value-type="string" calcext:value-type="string">
            <text:p>Maximum rang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Réalisée</text:p>
          </table:table-cell>
        </table:table-row>
        <table:table-row table:style-name="ro1">
          <table:table-cell table:style-name="ce2" office:value-type="string" calcext:value-type="string">
            <text:p>Estimated charge / predicted charg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Estimated functionalities / planned functionalitie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Estimated time / predicted tim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ce2" office:value-type="string" calcext:value-type="string">
            <text:p>Number of delay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ce2" office:value-type="string" calcext:value-type="string">
            <text:p>Number of updat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Percentage of team activit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Ideal is 80 %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table:style-name="ce2" office:value-type="string" calcext:value-type="string">
            <text:p>Number of bug by criticity(BLOCKE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BLOCKE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CRITICAL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CRITICAL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MAJ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AJ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MIN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 by criticity(INFO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(opened) function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(opened) technic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bugs by kloc</text:p>
          </table:table-cell>
          <table:table-cell table:style-name="ce2" office:value-type="string" calcext:value-type="string">
            <text:p>BUGTRACKER/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/Klock</text:p>
          </table:table-cell>
          <table:table-cell office:value-type="string" calcext:value-type="string">
            <text:p>Number of bugs (total) for a project divided per the number of klocs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total bugs after Sprint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Requires to provide a date for the end of the sprint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ignored tests / 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gs (opened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Depends of the status in Bugtracker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bugs (status XY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tests / Number of file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 /files</text:p>
          </table:table-cell>
          <table:table-cell office:value-type="string" calcext:value-type="string">
            <text:p>Ratio 1 is ideal</text:p>
          </table:table-cell>
          <table:table-cell/>
        </table:table-row>
        <table:table-row table:style-name="ro2">
          <table:table-cell table:style-name="ce2" office:value-type="string" calcext:value-type="string">
            <text:p>Temps de correction moyen d'un bug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de coverage (lin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lines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de coverage (branch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branches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maintenancy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evolu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bug fixes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innova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maintenancy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evolu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bug fixes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(innova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released per week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ities released per 3 day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 value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2">
          <table:table-cell table:style-name="ce2" office:value-type="string" calcext:value-type="string">
            <text:p>User value deliver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functionalities (per status)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<text:s/>provides a status to stories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branches under CI / Total branches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active branches per project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branches</text:p>
          </table:table-cell>
          <table:table-cell office:value-type="string" calcext:value-type="string">
            <text:p>Ideal 2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contributor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ntributor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vel of industrialization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ild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success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Number of build success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2">
          <table:table-cell table:style-name="ce2" office:value-type="string" calcext:value-type="string">
            <text:p>MTT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B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R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B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MTTR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2">
          <table:table-cell table:style-name="ce2" office:value-type="string" calcext:value-type="string">
            <text:p>Number of requiremen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requireme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unctional tes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unctional 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quirement coverage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unctional tests success (last value)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succes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ume of code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vol co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it message length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 message lengt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eature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ug fix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misc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branch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mber of test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Number of tes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 of file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lobal quality (application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ires plugin in Sona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 spent in evolu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maintenanc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concep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test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ime spent in integra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mber of violations 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ations</text:p>
          </table:table-cell>
          <table:table-cell table:number-columns-repeated="3"/>
        </table:table-row>
        <table:table-row table:style-name="ro3" table:number-rows-repeated="104850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I Metrics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KPI List'.A1:'KPI List'.G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Leroy</meta:initial-creator>
    <meta:creation-date>2014-02-11T22:29:10.439042403</meta:creation-date>
    <meta:editing-cycles>69</meta:editing-cycles>
    <meta:editing-duration>PT21H40M</meta:editing-duration>
    <dc:date>2014-02-12T20:10:27.254143691</dc:date>
    <dc:creator>Sylvain Leroy</dc:creator>
    <meta:generator>LibreOffice/4.1.3.2$Linux_X86_64 LibreOffice_project/410m0$Build-2</meta:generator>
    <dc:title>Komea : Kpi List</dc:title>
    <meta:document-statistic meta:table-count="2" meta:cell-count="408" meta:object-count="0"/>
    <meta:user-defined meta:name="Author">Sylvain Leroy</meta:user-defined>
  </office:meta>
</office:document-meta>
</file>